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a436" officeooo:paragraph-rsid="000ea436"/>
    </style:style>
    <style:style style:name="P2" style:family="paragraph" style:parent-style-name="Standard" style:list-style-name="L1">
      <style:text-properties officeooo:rsid="000ea436" officeooo:paragraph-rsid="000ea436"/>
    </style:style>
    <style:style style:name="P3" style:family="paragraph" style:parent-style-name="Standard" style:list-style-name="L2">
      <style:text-properties officeooo:rsid="000ea436" officeooo:paragraph-rsid="000ea436"/>
    </style:style>
    <style:style style:name="P4" style:family="paragraph" style:parent-style-name="Standard" style:list-style-name="L3">
      <style:text-properties officeooo:rsid="000ea436" officeooo:paragraph-rsid="000ea436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os números</text:p>
      <text:p text:style-name="P1"/>
      <text:list xml:id="list6561812246808439486" text:style-name="L1">
        <text:list-item>
          <text:p text:style-name="P2">tres millones quinientos doce mil setecientos setenta y cuatro</text:p>
          <text:p text:style-name="P2">→ 3 512 774</text:p>
        </text:list-item>
        <text:list-item>
          <text:p text:style-name="P2">47 998 307</text:p>
          <text:p text:style-name="P2">→ cuarenta y siete millones novecientos noventa y ocho mil trecientos siete</text:p>
        </text:list-item>
      </text:list>
      <text:p text:style-name="P1"/>
      <text:p text:style-name="P1">Attention :</text:p>
      <text:list xml:id="list2697325852746292298" text:style-name="L2">
        <text:list-item>
          <text:p text:style-name="P3">On met « y » entre dizaine et unité, mais pas entre centaine et unité</text:p>
        </text:list-item>
      </text:list>
      <text:p text:style-name="P1"/>
      <text:p text:style-name="P1"/>
      <text:p text:style-name="P1">Vocabulaire :</text:p>
      <text:list xml:id="list6345301186165004262" text:style-name="L3">
        <text:list-item>
          <text:p text:style-name="P4">La cifra = le chiff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28:32.230000000</meta:creation-date>
    <dc:date>2018-09-24T09:45:06.342000000</dc:date>
    <meta:editing-duration>PT4M33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9" meta:word-count="60" meta:character-count="289" meta:non-whitespace-character-count="244"/>
  </office:meta>
</office:document-meta>
</file>